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Mangal1" svg:font-family="Mangal"/>
    <style:font-face style:name="AncientGreek" svg:font-family="AncientGreek"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A1" style:family="table-cell">
      <style:table-cell-properties fo:padding="0in" fo:border="none" style:writing-mode="page"/>
    </style:style>
    <style:style style:name="P1" style:family="paragraph" style:parent-style-name="Standard">
      <style:text-properties fo:language="grc" fo:country="GR" officeooo:rsid="000cac2b" officeooo:paragraph-rsid="000cac2b"/>
    </style:style>
    <style:style style:name="P2" style:family="paragraph" style:parent-style-name="Table_20_Contents">
      <style:text-properties fo:font-weight="bold" officeooo:paragraph-rsid="000d632f" style:font-weight-asian="bold" style:font-weight-complex="bold"/>
    </style:style>
    <style:style style:name="P3" style:family="paragraph" style:parent-style-name="Table_20_Contents">
      <style:text-properties fo:color="#c9211e" loext:opacity="100%" fo:font-weight="bold" officeooo:rsid="000d632f" officeooo:paragraph-rsid="000d632f"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number-columns-repeated="2"/>
        <table:table-row table:style-name="TableLine2605499487136">
          <table:table-cell table:style-name="Table1.A1" office:value-type="string">
            <text:p text:style-name="P3">ΚΕΦΑΛΑΙΟΝ ΤΡΕΙΣΚΑΙΔΕΚΑ</text:p>
            <text:p text:style-name="P3">ΠΕΡΙ ΤΟΥ ΝΙΚΟΛΑΟΥ ΦΛΑΜΗΛΟΥ</text:p>
          </table:table-cell>
          <table:table-cell table:style-name="Table1.A1" office:value-type="string">
            <text:p text:style-name="P2">CHAPTER THIRTEEN</text:p>
            <text:p text:style-name="P2">NICOLAS FLAMEL</text:p>
          </table:table-cell>
        </table:table-row>
        <table:table-row table:style-name="TableLine2605499487136">
          <table:table-cell table:style-name="Table1.A1" office:value-type="string">
            <text:p text:style-name="Table_20_Contents"/>
          </table:table-cell>
          <table:table-cell table:style-name="Table1.A1" office:value-type="string">
            <text:p text:style-name="Table_20_Contents"/>
          </table:table-cell>
        </table:table-row>
        <table:table-row table:style-name="TableLine2605499487136">
          <table:table-cell table:style-name="Table1.A1" office:value-type="string">
            <text:p text:style-name="Table_20_Contents"/>
          </table:table-cell>
          <table:table-cell table:style-name="Table1.A1" office:value-type="string">
            <text:p text:style-name="Table_20_Contents"/>
          </table:table-cell>
        </table:table-row>
        <table:table-row table:style-name="TableLine2605499487136">
          <table:table-cell table:style-name="Table1.A1" office:value-type="string">
            <text:p text:style-name="Table_20_Contents">πεισθεὶς τοίνυν ὑπὸ τοῦ Διμπλοδώρου μὴ ἐρευνᾶν αὖ τὸ ἔσοπτρον τὸ τοῦ ναιμύθιπε, διὰ τὴν ἄλλην ἀνάπαυλαν τὴν τῶν Χριστουγέννων ὁ “Άρειος τὴν ἀφανείας χλαῖναν εἶχε πεπτυγμένην ἐν τῇ κιβωτῷ.</text:p>
            <text:p text:style-name="Table_20_Contents">ἀλλ’ ἔχρῃζε μὲν ὡσαύτως ἐπιλαθέσθαι ὧν ἐν τῷ κατόπτρῳ ἑώρακεν, ἀλλ’ οὐχ’ οῖός τ’ ῆν.</text:p>
            <text:p text:style-name="Table_20_Contents">φαντάσμασι γὰρ ἐνυπνίοις πυκνῶς ἐταράττετο, ὀνειροπολῶν πολλάκις φῶς τι χλοαυγές ὥσπερ ἀστραπὴν ἐκλάμπον, καῖ τοὺς γονέας διὰ τοῦτο ἀφανισθῆναί που, μέγα ἀνακαγχάζοντος τέως ὅξυφώνου τινός.</text:p>
            <text:p text:style-name="Table_20_Contents">Ἷ“Ῑ κάρτα ὁ Διμπλόδωρος ὀρθῶς ε”λεγεν εἰπὼν ὅτι τῷ ἐσόπτρῳ ἐκείνῳ ε”νεστιν οἰστρᾶν σε, ἔφη ὁ Ῥοών.</text:p>
            <text:p text:style-name="Table_20_Contents">ὁ γὰρ ’Ἁρειος περὶ τῶν ἄρτι ἐνυπνίων εἶπεν αὐτῷ.</text:p>
            <text:p text:style-name="Table_20_Contents">ἡ δέ Ἑρμιόνη τῇ προτεραίᾳ τῆς περιόδου ἐπανελθοῦσα ἄλλα δὴ ἐφρόνει.</text:p>
            <text:p text:style-name="Table_20_Contents">ἠνιᾶτο μὲν γὰρ πολὺ ἐννοοῦσα τὸν Ἅρειον ἀγρυπνοῦντά τε καῖ περιπολοῦντα τὸ φρούριον διὰ νυκτῶν τριῶν ὡς κινδυνεύοντα ἁλῶναι ὑπὸ τοῦ Φήληκος, χαλεπῶς δ’ εἶχεν αὐτῷ οὐδὲν ἄρα μεμαθηκότι περὶ τοῦ Νικολάου Φλαμήλου ὅστις ἐστίν.</text:p>
            <text:p text:style-name="Table_20_Contents">καὶ μικροῦ ἐδέοντο ἀπογνῶναι τὰ τοῦ Φλαμήλου ἐν βιβλίοις εὑρήσειν, καὶ εἰ ὁ ’Ἀρειος ἔτ’ ἐπίστευεν ἀναγνῶναί που τὸ ὄνομα.</text:p>
            <text:p text:style-name="Table_20_Contents">ἀρξαμένης δέ τῆς περιόδου, οῦκ εἶχον ποιεῖν εἰμὴ διὰ βραχυτάτων εἰκῇ ἅπτεσθαι τῶν βιβλίων μεταξὺ τῶν σχολῶν.</text:p>
            <text:p text:style-name="Table_20_Contents">τῷ δ’ Ἀρείῳ καὶ σπανιώτερον ῆν καιρὸς ἀναγνώσεως, δέον ἤδη πρὸς τὴν ἰκαροσ- φαιρικὴν αὖ γυμνάζεσθαι.</text:p>
            <text:p text:style-name="Table_20_Contents">καὶ γὰρ ὁ (Ύλης ἤσκει τοὺς σφαιριστὰς πλέον σπουδάζων ἢ πρὸ τοῦ.</text:p>
            <text:p text:style-name="Table_20_Contents">οὐδ’ οἶ ὄμβροι πολλοὶ γενόμενοι καῖ λάβροι - ἡ γὰρ χιὼν ἤδη ἐτετήκει - τὸν θυμὸν αὐτοῦ ἤμβλυνον οὐδέν.</text:p>
            <text:p text:style-name="Table_20_Contents">οἱ μέν οὖν Εὐισήλιοι κατηγόρουν ἐκεῖνου ὡς μανιώδης που γίγνεται, ὁ δ’ ’Άρειος συνῆν αὐτῷ, εἰ γὰρ νικήσαιεν ἐν τῷ μέλλοντι ἀγῶνι τῷ πρὸς τοὺς 1 76 ΑΡΕιοΣ Πο ΤΗΡ εΥφελπύφους, τὸ πρῶτον δι’ ἑπτὰ ἔτη παρελεύσεσθαι τοῦς Σλυθηρ- ίνους ἀγωνιζόμενοι περὶ τῆς Οἰκείας Φιάλης.</text:p>
            <text:p text:style-name="Table_20_Contents">καί ὁ ’Ἀρειος οὐ μόνον νικῆσαι ἐσπούδαζεν, ἀλλὰ καί σπανιώτερον τοῖς ἐννυχίοις φάσμα- σιν <text:soft-page-break/>ἐταράττετο ἀτε ἀποκάμνων ἐκ τῆς γυμνασίας.</text:p>
            <text:p text:style-name="Table_20_Contents">καὶ ἐνταῦθα σφόδρα πονούντων ποτ’ αὐτῶν κατ’ ἀσκήματα - ὑετὸς γὰρ πολὺς ἐγένετο καί πηλὸς πολύς - ὁ ’Ύλης κακάγγελον παρέσχεν ἑαυτόν.</text:p>
            <text:p text:style-name="Table_20_Contents">ἀχθόμενος γὰρ ἤδη τοῖς Εὖισηλίοις οἵτινες ἀεὶ κατέσκηπτον ἀλλήλοις καὶ προσεποιοῦντο πεσεῖν ἀπὸ τῶν σάρων τραχύφωνος ’ἾΩ οῦτοι, ἔφη, πέπαυσθε τῆς τε παιδιᾶς καὶ τῆς φλυαρίας.</text:p>
            <text:p text:style-name="Table_20_Contents">οὕτω γὰρ πράξεθ’ ὅπως νικηθησόμεθα.</text:p>
            <text:p text:style-name="Table_20_Contents">ῥαβδουχῶν γὰρ ὁ Σίναπυς πρόφασιν ἀεὶ ζητήσει πρόχειρον ὡς ἀφαιρήσων τίμια τοὺς Γρυφινδώρους.</text:p>
            <text:p text:style-name="Table_20_Contents">ἀκούσας δέ ταῦθ’ ὁ Γεωργός τῷ ὄντι ε”πεσεν ἀπὸ τοῦ σάρου.</text:p>
            <text:p text:style-name="Table_20_Contents">καὶ βόρβορον πολὺν τοῦ στόματος ἐκπτύσας Ἀλλ’ ἦ ὁ Σίναπυς, ἔφη, μέλλει ραβδουχεῖν,· καὶ πῶς δὴ πρὸς ἀγῶνα οὗτος ἰκαρο- σφαιρικόν ἱκανὸς ῆν ῥαβδουχεῖν; φοβοῦμαι γὰρ μὴ οῦ κοινὸς ἀποβῇ ἢν φανῶμεν νικήσοντες τοὺς Σλυθηρίνους.</text:p>
            <text:p text:style-name="Table_20_Contents">καὶ οἶ ἕτεροι σφαιρισταῖ καταβάντες παρὰ τὸν Γεωργὸν πράγματα ἐποιοῦντο καὶ αὐτοί.</text:p>
            <text:p text:style-name="Table_20_Contents">Οὐδ’ ἔγωγ’ ἐπαίτιος, ἔφη ὁ ”Υλης.</text:p>
            <text:p text:style-name="Table_20_Contents">ἀλλ ’ἡμᾶς γε πᾶσ’ ἀνάγκη μὴ παρανομεῖν ὅπως μὴ πρόφασιν ἔχῃ φενακίζειν.</text:p>
            <text:p text:style-name="Table_20_Contents">ἀλλ’ ὁ Ἄρειος εὔστοχον μὲν ἡγεῖτο τοῦτο, ἴδιον δ’ εἶχε λόγον τοῦ μὴ βούλεσθαι τὸν Σίναπυν πέλας ἔχειν ἰκαροσφαιρίζων.</text:p>
            <text:p text:style-name="Table_20_Contents">καὶ οῖ μὲν ἄλλοι κατὰ τὸ ξύνηθες μετὰ τὴν γυμνασίαν περι- έμειναν διαλεγόμενοι μετ’ ἀλλήλων, ὁ δ’ “Άρειος εῦθὺ ἐπανελθὼν εἷς τὸ τῶν Γρυφινδώρων κοινεῖον κατέλαβε τὸν Ῥοῶνα καὶ τὴν Ἑρμιόνην πεττεύοντας.</text:p>
            <text:p text:style-name="Table_20_Contents">ἡ δέ ἐν τῇ γε πεττεία πολλάκις ἡττᾶτο.</text:p>
            <text:p text:style-name="Table_20_Contents">καί τοῦτο πολὺ λυσιτελεῖν αὐτῇ ἐνόμιζον ὁ θ’ Ἄρειος καὶ ὁ Ῥοὼν ὡς πρὸς τᾶλλα ἀεὶ ἐνίκα.</text:p>
            <text:p text:style-name="Table_20_Contents">παρακαθημένου δέ τοῦ Ἁρείου ὁ Ῥοών πρῶτον μέν Μὴ λαλήσῃς, ἔφη, δεῖ γὰρ προσέχειν τὸν νοῦν - ἔπειτα δέ κατιδὼν τὴν Ἁρείου ὄψιν Τί ἔχεις,· ῆ καὶ νοσεῖς; ὁ δέ πρὸς οῦς λέγων αὐτοῖς ὅπως μή τις ἐπακούοι εἶπεν ὡς ὁ Σίναπυς ἐξ ἀπροσδοκήτου ἐπιθυμίαν οὐδαμῶς ἐπιεικῆ ἐπιθυμεῖ ῥαβδοῦχος δὴ ἰκαροσφαιρικὸς γένεσθαι.</text:p>
            <text:p text:style-name="Table_20_Contents">Ἀλλὰ μὴ σφαίριζε, εἶπεν αὐτίκα ἡ Ἑρμιόνη.</text:p>
            <text:p text:style-name="Table_20_Contents">Εἶπέ ὡς νοσεῖς, ἔφη ὁ Ῥοών.</text:p>
            <text:p text:style-name="Table_20_Contents">Εἰπέ ὡς σκέλος κατέαγες, ἔφη ὁ Ἑρμιόνη.</text:p>
            <text:p text:style-name="Table_20_Contents">Κάταξον μέν οὖν ὡς ἀληθῶς.</text:p>
            <text:p text:style-name="Table_20_Contents">ΠΕΡΙ ΤΟΥ ΝΙΚΟΛΑΟΥ ΦΛΑΜΗΛΟΥ 177 Ἀλλ’ οὐ πάρεστί μοι, ἦ δ’ ὃς ὁ ’Ἄρειος οὐ γὰρ ὑπάρχει ζητητὴς ἄλλος ἔφεδρος.</text:p>
            <text:p text:style-name="Table_20_Contents"><text:soft-page-break/>εἰ δ’ ἐγὼ ἀποσταίην τοῦ ἀγῶνος, σφαιρίζειν οὐκ ἂν ἔχοιεν οἱ Γρυφίνδωροι.</text:p>
            <text:p text:style-name="Table_20_Contents">ἐνταῦθα δέ ὁ Νεφελώδης ε”πεσεν εἷς τὸ κοινεῖον.</text:p>
            <text:p text:style-name="Table_20_Contents">ἀνέβη γὰρ οὐκ οἶδ’ ὅπως διὰ τῆς ὀπῆς εἷκονικῆς τὰ σκέλη συγκεκολλημένα παρέχων· κεκηλὴσθαι γὰρ ἐδόκει φίλτρῳ σκελοκολλητικῴ.</text:p>
            <text:p text:style-name="Table_20_Contents">ἐδέησε γὰρ αὐτὸν ἀναβῆναι συνεχῶς ἀεὶ πρὸς πυγὴν ἅλλομενον ἐπὶ τὸν τῶν Γρυφινδώρων πύργον, καί τοῦτο μάλιστ’ ἐκίνει τοὺς πολλοὺς γελᾶν· ἡ δ’ Ἑρμιόνη ἀναπηδήσασα θέλκτρον ἀντίδοτον εὐθὺς ἐπῇσε.</text:p>
            <text:p text:style-name="Table_20_Contents">καὶ τὰ τοῦ Νεφελ- ώδους σκέλη αὐτόματα δίχα διελύθη.</text:p>
            <text:p text:style-name="Table_20_Contents">αὐτὸς δ’ ἀνέστη τρέμων ἔτι.</text:p>
            <text:p text:style-name="Table_20_Contents">Τί γέγονεν; εἶπεν ἡ Ἑρμιόνη μεταξὺ παρακαθίζουσα αὐτὸν τῷ Ἁρείῳ καὶ τῴ Ῥοῶνι.</text:p>
            <text:p text:style-name="Table_20_Contents">ὁ δέ τρομερώς Μάλθακος, ἔφη.</text:p>
            <text:p text:style-name="Table_20_Contents">ἐνέτυχον γὰρ αὐτῷ πρὸς τῇ βιβλιοθήκῃ.</text:p>
            <text:p text:style-name="Table_20_Contents">ὁ δ’ ε”φασκεν ἐρευνᾶν τινα μέλλων προμελετήσειν ἃ δεῖ ποιεῖν.</text:p>
            <text:p text:style-name="Table_20_Contents">ἡ δέ Ἑρμιόνη πιθανῶς Ἄγε δή, ἔφη, πρὸς τὴν Μαγονωγαλέαν καταμήνυσον αὐτοῦ.</text:p>
            <text:p text:style-name="Table_20_Contents">ὁ δέ Νεφελώδης ἀνανεύσας Οὐ γὰρ θέλω, ἔφη, πράγματ’ ἔχειν καί πλείω.</text:p>
            <text:p text:style-name="Table_20_Contents">Ἀλλ’ ὦ Νεφέλωδες, ε”φη ὁ Ῥοών, δεῖ σέ ἀνθίστασθαι αὐτῷ.</text:p>
            <text:p text:style-name="Table_20_Contents">οὗτος μὲν γὰρ φιλεῖ καταπατεῖν τοὺς ἐπιτυχόντας, σὺ δ’ οὐκ ὀφείλεις προκείμενος παραδοῦναι σεαυτὸν λὰξ πατεῖσθαι.</text:p>
            <text:p text:style-name="Table_20_Contents">ὁ δ’ ἀκαρές δέων κλαῦσαι Ἀλλ’ οὐ δεῖ σὲ γοῦν εἰπεῖν ἐμοὶ ὡς ἀνδρείας ἐνδέης οὐκ ἐπάξιός εἶμι τῶν Γρυφινδώρων.</text:p>
            <text:p text:style-name="Table_20_Contents">τοῦτο γὰρ ὁ Μάλθακος εἴρηκεν ἥδη.</text:p>
            <text:p text:style-name="Table_20_Contents">ὁ δ’ ’Ἁρειος ἐν προκολπίῳ ζητήσας βάτραχον σοκολάτινον ἔδειξε, πανύστατον ὄντα ἀπὸ τοῦ κιβωτίου τοῦ Ἑρμιόνῃ πρὸς τὰ Χριστούγεννα δεδομένου.</text:p>
            <text:p text:style-name="Table_20_Contents">καὶ τοῦτον ε”δωκε τῷ Νεφελώδει παρ’ ὀλίγον ἐλθόντι δακρύειν.</text:p>
            <text:p text:style-name="Table_20_Contents">Ἀλλὰ σύ γε, ἔφη, δύνασαι δώδεκα Μαλθάκους.</text:p>
            <text:p text:style-name="Table_20_Contents">ἆρ’ οὐκ ὁ Πῖλος Νεμητὴς εἵλετο σὲ Γρυφίνδωρον; καὶ ποῦ ’στιν ὁ Μάλθακος; ἐν τοῖς καταράτοις Σλυθηρίνοις.</text:p>
            <text:p text:style-name="Table_20_Contents">ὁ δέ Νεφελώδης ἠρέμα γελῶν τὸν βάτραχον ἀνεκάλυψε.</text:p>
            <text:p text:style-name="Table_20_Contents">Χάριν οἶδα, ἔφη, ὦ ’Ἄρειε, ἀλλ’ εἶμι κοῖτον ποιησόμενος.</text:p>
            <text:p text:style-name="Table_20_Contents">ἦ τοῦ δελτίου ἐπιθυμεῖς,· οἶδα γὰρ σε’ σπουδάζοντα ξυλλέγειν αὐτά.</text:p>
            <text:p text:style-name="Table_20_Contents"><text:soft-page-break/>καὶ τοῦ Νεφελώδους ἀπιόντος ἐκεῖνος ἐξέταζε τὸ δελτίον· ἦν γὰρ ἐκείνων τῶν εἰκόνας παρεχόντων φαρμακέων τε καί φαρμακίδων εὐδοκιμῶν.</text:p>
            <text:p text:style-name="Table_20_Contents">Διμπλόδωρός ἐστι μάλ’ αὖθις, ἔφη.</text:p>
            <text:p text:style-name="Table_20_Contents">τοῦτον γὰρ πρῶτον - 1 78 ΑΡΕΙοΣ Πο ΤΗΡ καὶ ἀτενές μέν δεδορκὼς πρὸς τὸ νῶτον τοῦ δελτίου, κεχηνὼς δέ πρὸς τὸν Ῥοῶνα καὶ τῆν Ἑρμιόνην ἀποβλέψας Ηῦρηκα, ἔφη.</text:p>
            <text:p text:style-name="Table_20_Contents">ηὕρηκα γὰρ τὸν Φλάμηλον.</text:p>
            <text:p text:style-name="Table_20_Contents">καῖ εἶπον πάλαι ὅτι πρὸ τοῦ ἀνέγνων τοῦνομά που, ἀναγνοὺς δὴ δεῦρο ι’ὼν ἐπὶ τῆς ἁμαξοστοιχίας.</text:p>
            <text:p text:style-name="Table_20_Contents">ἀκούσατε δῆτα’ Πολλοὶ ἡγοῦνται τὸν Διμπλό- δωρον μέγιστον εἶναι τῶν ἐφ’ ἡμῶν φαρμακέων, εὐδοκιμοῦντα δι’ ἄλλα τε καί ὅτι ἐνίκησέ τε τὸν μάγον Γ ρινδελούαλδον τὸν κατα- χθόνιον τῷ ε”τει χιλιοστῴ ἐνακοσιοστῴ τετταρακοστῷ πέμπτῳ, καὶ ἐξηῦρέ τὰς δώδεκα χρείας τὰς τοῦ αἵματος δρακοντείου, καὶ δὴ καί περὶ τῆς χρυσοποιίας πόλλ’ ἔπραξε μετὰ τοῦ συνέργου Νικολάου Φλαμήλου.</text:p>
            <text:p text:style-name="Table_20_Contents">ἡ δ’ Ἑρμιόνη ἀνεπήδησε λίαν ἐσπουδασμένως - ἐδόκει γὰρ τόσον ἀνηρεθισμένη ὅσον ἐν ᾧ τὰ τίμια ε”λαβε τὰ πρῶτα πρὸς τὰ κατ’ οἶκον μαθήματα.</text:p>
            <text:p text:style-name="Table_20_Contents">Ἀλλὰ περιμένετε, ἔφη.</text:p>
            <text:p text:style-name="Table_20_Contents">καὶ ἅνω ἔδραμεν ἐπὶ τὰ παρθενικὰ κοιμ- ητήρια.</text:p>
            <text:p text:style-name="Table_20_Contents">ὁ δ’ “Αρειος καὶ ὁ Ῥοών ἀποροῦντες δὴ σχεδὸν ἔβλεψαν εἰς ἀλλήλους καὶ τρέχουσα ἐπανῆλθεν, ἐν ἀγκάλαις ἔχουσα βίβλον τινὰ μεγάλην.</text:p>
            <text:p text:style-name="Table_20_Contents">καὶ προθυμουμένη μὲν ψιθυρίζουσα δ’ ἅμα ἵνα μὴ παρακούσῃ τις Ταύτην μὲν γάρ, ἔφη, ἀπὸ τῆς βιβλιοθήκης πρὸ πολλῶν ἡμερῶν ἐχρησάμην θέλουσα ἱλαρώτερον τι παρέχειν ἐμαυτῇ ἀναγιγν- ώσκειν σχολαζούσῃ, οὐδ’ ἐπῆλθέ μοι ἐν αὐτῇ ζητεῖν τὰ ὑπὲρ ἐκείνου.</text:p>
            <text:p text:style-name="Table_20_Contents">καὶ τῷ Ῥοῶνι, δυσκρίτως ἔχοντι περὶ τῆς βίβλου εἴ τις καὶ σχολάζων ἅπτεται τῆς τοιαύτης σιγᾶν μηνύσασα, διότι ὅλη περὶ ζητήσεως ἐστί, μανικῶς ἀνήλιττε τὰς σελίδας ῦποτονθορύζουσα τέως πρὸς ἑαυτήν, καὶ τέλος τὸ ζητούμενον ἀνευροῦσα Σαφῶς γὰρ ἔγνωκα, ἔφη, σαφέστατα μὲν οὖν.</text:p>
            <text:p text:style-name="Table_20_Contents">καὶ τὸν Ῥοῶνα σκυθρωπάζοντ’ ε”τι ἐρόμενον δ’ εἶ θεμιτὸν εἴη νυνὶ φωνῆσαι περὶ οὐδενὸς ποιησαμένη - Ὁ Νικολᾶος Φλάμηλος, ἔφη ψιθυρίζουσα ε”τι καὶ τραγῳδοῦσά τι, μόνος ἐστὶ καθ’ ὅσον ἐγνώκαμεν δημιουργὸς τῆς τοῦ φιλοσόφου λίθου.</text:p>
            <text:p text:style-name="Table_20_Contents">οἱ δ’ ἀκουσάμενοι παρ’ ἐλπίδα οὐδὲν ἄρ’ ἀπεκρίναντο ὧν προσεδέχετο.</text:p>
            <text:p text:style-name="Table_20_Contents">Τῆς ποίας; ἔφασαν.</text:p>
            <text:p text:style-name="Table_20_Contents">Ἀλλὰ νὴ τὼ θεώ, οὖ γὰρ ε”χετε ἀναγιγνώσκειν; ἰδού.</text:p>
            <text:p text:style-name="Table_20_Contents"><text:soft-page-break/>ἀνάγνωτε δῆτα ταυτί.</text:p>
            <text:p text:style-name="Table_20_Contents">οἱ δέ τὴν βίβλον ἐπ’ αὐτοὺς ὠσθεῖσαν λαβόντες ἀνέγνωσαν τάδε’ ΠΕΡΙ ΤΟΥ ΝΙΚΟΛΑΟΥΦΛΑΜΗΛΟΥ 179 οἱ μελετῶντες τὴν παλαίαν τέχνην τὴν χρυσοποιίαν καλουμένην σπουδάζουσι ποιεῖσθαι τὴν τοῦ φιλοσόφου λίθον τὴν μεμυθολογευμένην.</text:p>
            <text:p text:style-name="Table_20_Contents">αὕτη γὰρ δυνάμεις ε”χει μεγάλας καὶ θαυμαστάς, ἱκανὴ οὖσα τοῦτο μὲν εἷς ἄπεφθον χρυσὸν μεταβάλλειν τὰ ἐπιτυχόντα τῶν μεταλλείων τοῦτο δὲ τίκτειν τὸ τῆς ζωῆς φάρμακον ὅπερ καὶ ἀθάνατον ποιήσει τὸν πεπωκότα.</text:p>
            <text:p text:style-name="Table_20_Contents">καί διὰ μὲν τὸν αι’ῶνα πάντα ἡ λίθος πολλὰ τεθρύληται’ ἐφ ’ ἡμῶν δέ τῶν λίθων τὴν μόνην ὑπάρχουσαν κέκτηται Νικολᾶος Φλάμηλος εὐδοκιμῶν τῆς τε χρυσοποιίας ἕνεκα καί ὡς πάνυ φιλόμουσος ὤν.</text:p>
            <text:p text:style-name="Table_20_Contents">ὁ δέ Φλάμηλος πέρυσιν ε”τη γεγονὼς ἑξακόσια ἑξήκοντα πέντε οἰκεῖ ἀτάρακτος παρὰ τοῖς Ἐπιζεφυρίοις μετὰ τῆς γυναικὸς Περενέλλης, ε”τη ἐχούσης ἑξακόσια πεντήκοντα ὀκτώ.</text:p>
            <text:p text:style-name="Table_20_Contents">τῷ δ’ Ἁρείῳ καὶ τῷ Ῥοῶνι τοῦργον ἀνύσασιν ἡ Ἑρμιόνη Ἐγνώκατε; ἔφη.</text:p>
            <text:p text:style-name="Table_20_Contents">ὁ γὰρ κύων ὡς εἰκὸς φυλάττει τὴν λίθον τὴν τοῦ Φλαμηλου.</text:p>
            <text:p text:style-name="Table_20_Contents">οὗτος δ’ ᾔτησε δηλαδὴ τὸν Διμπλόδωρον διασῶσαι αὐτὴν φίλον ὅντα διότι μέλλει τις κλέψειν.</text:p>
            <text:p text:style-name="Table_20_Contents">διὸ ἔδοξεν ἐκ τοῦ Γριγ- γώτου κομισθῆναι αὐτήν.</text:p>
            <text:p text:style-name="Table_20_Contents">Λίθον τοίνυν λέγεις, ε”φη ὁ “Αρειος, ἥτις χρυσόν τε ποιεῖ καὶ κωλύει σε ἀποθανεῖν.</text:p>
            <text:p text:style-name="Table_20_Contents">ὥστ’ οὐδὲν θαῦμα εί ὁ Σίναπυς ἐπιθυμεῖ αὐτῆς.</text:p>
            <text:p text:style-name="Table_20_Contents">ἀλλὰ γὰρ πᾶς τις ἐπιθυμοίη ἄν.</text:p>
            <text:p text:style-name="Table_20_Contents">Θαῦμα δ’ οῦκ ἔστιν εἶ Φλάμηλον οὐκ ηὑρήκαμεν ἐν ἐκείνῃ τῇ σκέψει τῇ τῆς περὶ τὰ μαγικὰ καινοτομίας.</text:p>
            <text:p text:style-name="Table_20_Contents">οὗ γὰρ δήπου ἄρτι ἐκαινοτόμει οὐδέν ε”τη γεγονὼς ἤδη ἑξακόσια ἑξήκοντα πέντε.</text:p>
            <text:p text:style-name="Table_20_Contents">τῆς δ’ ἐπιούσης ἡμέρας ὁ ’Άρειος καῖ ό Ῥοὼν μεταξὺ ἐκγραφόμε, νοι πολλὰ καὶ ποικίλα περὶ τῆς τῶν ὑπὸ λυκανθρώπου δηχθέντων θεραπείας - ἐν σχολῇ γὰρ ἐτύγχανον διατρίβοντες περὶ τῆς τέχνης φυλακικῆς τῆς πρὸς τὰ σκοτεινὰ δόγματα - ἐβουλεύοντο ἔτι ὑπὲρ τῆς τοῦ φιλοσόφου λίθου τί δὴ δράσουσιν ἔχοντες.</text:p>
            <text:p text:style-name="Table_20_Contents">τοῦ δέ Ῥοῶνος φράζοντος ὡς ι’δίαν ὠνήσεται αὐτὸς καθ’ ἑαυτὸν ἀγέλην ι’καρο- σφαιρικήν, ὁ Ἄρειος ἄφνω ἐμέμνητο τοῦ τε Σινάπεως καὶ τοῦ μέλλοντος ἀγῶνος.</text:p>
            <text:p text:style-name="Table_20_Contents">Ἀλλὰ μέλλω σφαιριεῖν ἄρα, εἶπε τῷ Ῥοῶνι καὶ τῇ <text:soft-page-break/>Ἑρμιόνῃ.</text:p>
            <text:p text:style-name="Table_20_Contents">εἶ δέ μή, οἱ Σλυθήρινοι ἅπαντες ἡγήσονταί με περιφοβώτερον εἶναι ἢ ὥσθ’ ὑπομένειν τὸν Σίναπυν.</text:p>
            <text:p text:style-name="Table_20_Contents">βεβασανισμένων μὲν γὰρ αὐτῶν ἐν τῷ ἀγῶνι, νικησάντων δ’ ἡμῶν παύσω τῶν γελασμάτων άπομόρξας τὴν ὕβριν.</text:p>
            <text:p text:style-name="Table_20_Contents">180 ΑΡΕΙοΣ ΠοΤΗΡ Ἐφ’ ᾧτε μὴ ἀπομόρξαι σέ ἀπὸ τοῦ σταδίου, εἶπεν ἡ Ἑρμιόνη.</text:p>
            <text:p text:style-name="Table_20_Contents">&gt;κ προϊούσης δέ τῆς τοῦ ἀγῶνος ἡμέρας ὁ Ἄρειος λόγοις μὲν ἐπεκρύπ- τετο τὴν ἑαυτοῦ ἀπορίαν πρὸς τὸν Ῥοῶνα καί τὴν Ἑρμιόνην, ἔργῳ δέ ὡς ἀληθῶς πλείον’ ἐπὶ πλείοσι καθ’ ἡμέραν ἐφοβεῖτο.</text:p>
            <text:p text:style-name="Table_20_Contents">οἵ δ’ ἄλλοι σφαιρισταὶ ὡσαύτως ἐφοβήθησαν· λόγῳ μὲν γὰρ ηὖτρεπισμένοι ἤσαν.</text:p>
            <text:p text:style-name="Table_20_Contents">ἐξὸν αὐτοῖς τέλος δὴ νικῆσαι τοῦς Σλυθηρίνους τοὺς ἑπτὰ ε”τη ἀνικήτους γενομένους, ε”ργῳ δ’ ἠπόρουν οῦκ εἰδότες πότερον ῥαβδοῦχος τις κακόνους ἐπιτρέψει νίκην αὐτοῖς ἢ οὔκ.</text:p>
            <text:p text:style-name="Table_20_Contents">ὁ δ ’Ἄρειος συνῄδει ἑαυτῷ συνεχῶς ἐντυγχάνοντι τῷ Σινάπει ὅποι ἔλθοι, εἴ γε μὴ ταῦτ’ ε”τυχεν ἀναπλάττων.</text:p>
            <text:p text:style-name="Table_20_Contents">καὶ ἐνίοτε ἐπῆλθεν αὐτῷ ὡς οὗτος τάχα διώκει αὐτὸν ἐλπίζων πῃ μόνον καθ’ ἑαυτὸν κατα- λήψεσθαι.</text:p>
            <text:p text:style-name="Table_20_Contents">ἐν δ’ οῦν ταῖς καθ’ ἑβδομάδα πόσεων σχολαῖς ὥσπερ ἐπὶ τὸν τράχον ἐβίβαζε τὸν ’Ἀρειον κακὰ ποιῶν.</text:p>
            <text:p text:style-name="Table_20_Contents">ἦ καί μεμάθηκεν ὅτι ἐξηυρήκασίτι περὶ τῆς τοῦ φιλοσόφου λίθου; καί ὁἌρειος ἔγνωκε μὲν τοῦτ’ ἀδύνατον ὅν, ἐφρόντιζε δ’ ἐνίοτε μὴ ὁ Σίναπυς ἀμέλει εἷς τὴν ψυχὴν ε”χοι δέρκεσθαι.</text:p>
            <text:p text:style-name="Table_20_Contents">* τῇ δ’ ὑστεραίᾳ ἀμφὶ βουλυτὸν ὁ “Αρειος ᾔδει τὸν Ῥοῶνα καὶ τὴν Ἑρμιόνην εὐχομένους μὲν αὐτῷ ἀγαθὴν τύχην δεδιότας δ’ ἅμα μὴ οῦ πάλιν ἴδοιεν ἔτ’ ἔμπνουν, οὕτω δ’ οὐκ ὠνήσαντας αὐτὸν οὐδέν.</text:p>
            <text:p text:style-name="Table_20_Contents">καῖ ἤ τι ἢ οῦδὲν ἤκουε τοῦ Ὕλου παρακελευομένου μέχρι περιβαλ- λόμενος τὸ τριβώνιον ι’καροσφαιρικὸν τὸν Ὑπερνεφελὸν Δισχιλι- οστὸν ἀνελάμβανεν.</text:p>
            <text:p text:style-name="Table_20_Contents">ἐν δέ τούτῳ ὁ Ῥοών καί ἡ Ἑρμιόνη ἐν τοῖς βάθροις παρίσταντο πρὸς τῷ Νεφελώδει οὐ συνιέντι οὔτ’ ἀνθ’ ὧν οὕτω πεφροντικὸς ε”βλεπον οὔτε διὰ τί τὰς ῥάβδους πρὸς τὸν ἀγῶνα ἐκόμισαν.</text:p>
            <text:p text:style-name="Table_20_Contents">τὸν γὰρ Ἄρειον ἔλαθον προμελετῶντες τὸ σκελοκόλλης φίλτρον.</text:p>
            <text:p text:style-name="Table_20_Contents">τοῦτο δ’ ἐνενόησαν ἰδόντες τὸν Μάλθακον καταγοητεύσαντα τὸν Νεφελώδη, καῖ τὸν Σίναπυν ἔμελλον ὡσαύτως καταγοητεύσειν ἥν πῃ θέλῃ <text:soft-page-break/>βλάψαι τὸν Ἄρειον.</text:p>
            <text:p text:style-name="Table_20_Contents">καὶ τοῦ Ῥοῶνος τῆν ῥάβδον εἰς προκόλπιον ὤσαντος, ἐκείνη Λοιπόν, ἔφη, μέμνησο τόδε· Τηλεκίνησις Θανάτου.</text:p>
            <text:p text:style-name="Table_20_Contents">ὁ δέ’Έγνων, ε”φη ἀνιώμενος.</text:p>
            <text:p text:style-name="Table_20_Contents">ἀλλὰ μὴ φιλόψογος ἴσθι.</text:p>
            <text:p text:style-name="Table_20_Contents">ἐν δέ τῲ ἀποδυτηρίῳ ὁ ’Ύλης τῷ Ἁρείῳ πρὸς οῦς ε”λεγέ Μὴ ὅτι θέλοιμ’ ἄν, ἔφη, λιπαρεῖν, ὦ Ποτέρ, ἀλλὰ νῦν δὴ εἴ ποτε καῖ ἑτέρωθι δεῖ ὡς τάχιστα καταλαβεῖν τὸ φθαστέον.</text:p>
            <text:p text:style-name="Table_20_Contents">καὶ οὕτω τελέωσον τὸν ἀγῶνα πρὶν τὸν Σίναπυν λίαν ὠφελῆσαι τοῦς (Υφελπύφους.</text:p>
            <text:p text:style-name="Table_20_Contents">ΠΕΡΙ ΤΟΥ ΝΙΚΟΛΑΟΥΦΛΑΜΗΛΟΥ 18] ὁ δέ Φερέδικος διὰ τῆς θύρας προκύψας Καὶ μὴν ἅπαντες, ἔφη, πάρεισιν ἔξω καῖ τὸ καινότατον αὐτὸς ὁ Διμπλόδωρος.</text:p>
            <text:p text:style-name="Table_20_Contents">ὁ δ”Άρειος τρόμῳ συσχεθεὶς ἀχανὴς εἱστήκει.</text:p>
            <text:p text:style-name="Table_20_Contents">Ἠ καί Διμπλόδωρον ε”λεγες,’ εἶπεν ἐκθορὼν ἤδη πρὸς τὴν θύραν ὡς βεβαιότερον γνωσόμενος.</text:p>
            <text:p text:style-name="Table_20_Contents">ἀλλ’ ἐκεῖνος ὀρθῶς γ’ ἔλεγε· τὸ γὰρ γένειον ἐκεῖνο ἀργυροῦν καῖ σεμνὸν τίς οὐκ ἐγνώρισεν άν; καῖ οὕτω κεκουφισμένος τῶν κακῶν μικροῦ ἐδέησεν ἐκ τοῦ φανεροῦ γελᾶν.</text:p>
            <text:p text:style-name="Table_20_Contents">ἐν ἀσφαλεῖ γὰρ γενέσθαι· ἀδύνατον γὰρ εἶναι τῷ Σινάπει βλάψαι αὐτὸν θεωμένου τοῦ Διμπλοδώρου.</text:p>
            <text:p text:style-name="Table_20_Contents">καῖ δὴ πορευομένων εἷς τὸ στάδιον τῶν σφαιριστῶν ἐσκοπεῖτο πρὸς ἑαυτὸν εἷ τούτου γ’ ἕνεκα ἐδόκει ὁ Σίναπυς χόλῳ οἶδούμενος πλέον τοῦ συνήθους.</text:p>
            <text:p text:style-name="Table_20_Contents">καί ὁ Ῥοὼν ταῦτὰ ἐνενόει.</text:p>
            <text:p text:style-name="Table_20_Contents">τῇ γὰρ Ἑρμιόνῃ Οὐπώποτ’ ἔγωγε, ἔφη, τὸν Σίναπυν εἶδον οὕτω πικρὸν βλέποντα.</text:p>
            <text:p text:style-name="Table_20_Contents">θεώρησόν νυν - ἀλλὰ σφαιρίζονται.</text:p>
            <text:p text:style-name="Table_20_Contents">οἴμοι.</text:p>
            <text:p text:style-name="Table_20_Contents">ἐσκάλευσε γάρ τις αὐτὸν ἐκ τοῦ ὄπισθεν τὴν αὐχένα.</text:p>
            <text:p text:style-name="Table_20_Contents">Μάλθακος ἦν.</text:p>
            <text:p text:style-name="Table_20_Contents">Ξύγγνωθί μοι, ἔφη, ὦ Εῦισήλιε.</text:p>
            <text:p text:style-name="Table_20_Contents">οὐ γὰρ ε”γνων σε παρόντα.</text:p>
            <text:p text:style-name="Table_20_Contents">καῖ ἐγέλα βλέπων πρὸς τὸν Κάρκινον καῖ τὸν Κέρκοπα.</text:p>
            <text:p text:style-name="Table_20_Contents">Πόσον χρόνον ὁ Ποτῆρ τήμερον δὴ περικαθίσει; τίς ἐθέλει περιδόσθαι; ἦ σύ, ὦ Εὐισήλιε; ὁ δ’ οὐδὲν ἀπεκρίνατο.</text:p>
            <text:p text:style-name="Table_20_Contents">ὁ γὰρ Σίναπυς τοῦ Γεωργοῦ ῥοπαλο- σφαίριον ἐπ’ αὐτὸν βαλόντος ε”φεσιν ἄρτι ε”δωκεν ἄφθονον τοῖς Ὑφελπύφοις.</text:p>
            <text:p text:style-name="Table_20_Contents">ἡ δ’ Ἑρμιόνη συνεχῶς ἠτένιζε πρὸς τὸν Ἄρειον, ὂς μακρότερον τέως ἐποιεῖτο τῆς πτήσεως κύκλον <text:soft-page-break/>ὑπὲρ τῶν σφαιριζ- ομένων τρόπον αἰγυπιοῦ, τὸ φθαστέον ἐπιτηρῶν.</text:p>
            <text:p text:style-name="Table_20_Contents">καὶ δι’ ὀλίγου, δόντος διὰ κενῆς ε”φεσιν ἑτέραν ἄλογον δὴ τοῦ Σινάπεως τοῖς Ὑφελπύφοις, ὁ Μάλθακος τραχείᾳ τῇ φωνῇ Τί οὖν, ἔφη, βουλεύουσιν ἐτεὸν αἱρούμενοι τοὺς τῶν Γρυφινδώρων ἀγελαίους,’ τοὺς γὰρ πονηροὺς φιλοῦσιν αἱρεῖσθαι οἰκτίροντες, αὐτίκα γέ τοι τὸν Ποτῆρα πατέρας οὐκ ἔχοντα ἢ τοῦς Εὖισηλίους χρήματ’ οὐκ ἔχοντας.</text:p>
            <text:p text:style-name="Table_20_Contents">καὶ σύ, ὦ Μακρόπυγε, ὤφελες εῖναι τῆς ἀγέλης ὡς νοῦν οὐκ ἔχων.</text:p>
            <text:p text:style-name="Table_20_Contents">ὁ δ’ ἠρυθρίασε μὲν πολι) ἀνέστρεψε δ’ ἐναντίον τοῦ Μαλθάκου.</text:p>
            <text:p text:style-name="Table_20_Contents">Δύναμαι δὲ δώδεκα Μαλθάκους, ε”φη βαττολογῶν.</text:p>
            <text:p text:style-name="Table_20_Contents">ὁ μὲν οὖν Μάλθακος συνάμα τῷ Καρκίνῳ καί τῴ Κέρκοπι ἀνεκάγχασε πολύ, ὁ δέ Ῥοών ἀτενίζων ε”τι πρὸς τοὺς σφαιριζομ- ένους Διδάσκεις γὰρ αὐτόν, ἔφη, ὦ Νεφέλωδες.</text:p>
            <text:p text:style-name="Table_20_Contents">ἧιΩ Μακρόπυγε, εἶ πᾶς τις χρυσοῦν ε”χοι τὸν νοῦν, ἐφ’ ὅσον ἐνδέχ· εται σύ γ’ ἄνους ὢν ἀπορώτερος ἂν ἀποβαίνοις τοῦ Εὐισηλίου.</text:p>
            <text:p text:style-name="Table_20_Contents">καὶ ὁ Ῥοὼν παντοῖος ἤδη ἐγίγνετο δεδιὼς ὑπὲρ τοῦ Ἀρείου.</text:p>
            <text:p text:style-name="Table_20_Contents">182 ΑΡΕιοΣ ΠοΤΗΡ Εἷ σύ, ἔφη, ἄλλο τι φωνήσεις, ὄμνυμι ἦ μὴν ἔγωγε - ἄφνω δ’ Ἡ Ἑρμιόνη ςΩ Ῥοών, ἔφη.</text:p>
            <text:p text:style-name="Table_20_Contents">’Άρειος - Τί πάσχει,· ἢ ποῦ ἐστιν; ἐκεῖνον μὲν γὰρ ἐξ ἀπροσδοκήτου ῥύμῃ κατασκήπτοντα ἂν εἶδες ε’πί τοῦδαφος, τοὺς δέ θεατὰς ἅμα χάσκοντάς τε καῖ θορυβοῦντας.</text:p>
            <text:p text:style-name="Table_20_Contents">ἡ δ’ Ἑρμιόνη πάντως ἐπτοημένη ἀνεπήδησεν ἰδοῦσα δέ τὸν ’Ἀρειον κάτω πεσόντα ὥσπερ ἀπὸ σφενδόνης ἐξερριπισμένον ε”λαθε τρίς εἰς κόλπον πτύσασα.</text:p>
            <text:p text:style-name="Table_20_Contents">Εὐδαιμονεῖς ἄρα, ἦ δ’ ὃς ὁ Μάλθακος, ὦ Εῦισήλιε, κατιδόντος τοῦ Ποτῆρος κέρματα δήπου χαμαὶ κείμενα, καὶ ὁ Ῥοὼν θυμῷ πυρακτούμενος ἔφθασε τῲ Μαλθάκῳ προσ- βαλὼν καὶ παλαίσας πρὸς τοῦδαφος.</text:p>
            <text:p text:style-name="Table_20_Contents">ὁ δέ Νεφελώδης πρῶτον μὲν ἀπώκνει τι, ἔπειτα δέ τὸ βάθρον ὑπερβὰς ἐβοήθησεν.</text:p>
            <text:p text:style-name="Table_20_Contents">καῖ ἡ Ἑρμιόνη ἀεί Ἴθι, βοώσα, ῶ ”Αρειε, ἀνεπήδησεν ἐπὶ τὸ βάθρον θεασομένη αὐτὸν κατὰ τάχος φερόμενον ἄρδην πρὸς τὸν Σίναπυν.</text:p>
            <text:p text:style-name="Table_20_Contents">καὶ ὥσπερ ἐνθουσιῶσαν ἔλαθον αὐτὴν καί οἱ ὑπὸ τῷ βάθρῳ καλινδούμενοι - τὸν Μάλθακον λέγω καὶ τὸν Ῥοῶνα - καῖ οἱ πὺξ πολεμοῦντες καὶ βαΰζοντες τέως - λέγω τὸν τε Νεφελώδην καὶ τὸν Κάρκινον <text:soft-page-break/>καὶ τὸν Κέρκοπα.</text:p>
            <text:p text:style-name="Table_20_Contents">ἅνω δέ βλέψας εἶδες ἂν τοῦτο μὲν τὸν Σίναπυν τὸ σάρον νῦν δὴ περιάγοντα ἵνα ἀλεείνῃ κόκκινόν τι παρ’ αὐτὸν ᾇττον καί ἀκαρὲς δέον τυχεῖν, τοῦτο δέ τὸν ’Ἀρειον εἰς τὸ ὁμαλὸν εὐθύνοντα τὸ σάρον τήν τε χεῖρα ἄραντα καλλίνικον καί τοῦ φθαστέου τῇ δεξιᾷ ἀπρὶξ ἐχόμενον.</text:p>
            <text:p text:style-name="Table_20_Contents">οἶ δέ θεαταὶ τὸν νικήφορον ἐκώμαζον· οὐδεὶς γὰρ ἀναμέτρησ- άμενος τοὺς πάλαι ἀγῶνας εἶχε μνησθῆναι ζητητὴν οὐδένα ὅστις τὸ φθαστέον ἐν βραχίονι χρόνῳ προσεδέξατο.</text:p>
            <text:p text:style-name="Table_20_Contents">καὶ ἡ Ἑρμιόνη ἐπορχουμένη τ’ ἐπὶ τοῖς βάθροις καί χεῖρας περιβάλλουσα τῇ Παραβάτιδι Πατίλῃ - ῆ δ’ ε”μπροσθεν ἐκάθητο - βοῶσα συνεχῶς Ποῦ εἶ σύ, ἔφη, ὦ Ῥοών, τοῦ γὰρ ἀγῶνος τελευτήσαντος ὁ θ’ ’Άρειος νενίκηκε καῖ ἡμεῖς νενικήκαμεν.</text:p>
            <text:p text:style-name="Table_20_Contents">οἱ Γρυφίνδωροι προῦχουσι δή.</text:p>
            <text:p text:style-name="Table_20_Contents">καῖ τὸ σάρον ε”τι μικρόν τι ταλαντεύων ὑπὲρ τοῦδαφος, ὁ ’Ἁρειος ἀπέπηδησεν, ἄπιστος μὲν γὰρ ἦν αὐτὸς ἑαυτῷ νενικηκώς, ἐνίκησε δ’ ὅμως.</text:p>
            <text:p text:style-name="Table_20_Contents">τὸν γὰρ ἀγῶνα ἤδη τελευτῆσαι στιγμῆς δὴ χρόνου ἀπαρκεσάσης πρὸς νίκην, καί τῶν Γρυφινδώρων κατὰ πᾶν τὸ στάδιον ἥδη πληθυόντων, τόν τε Σίναπυν ι’δὼν ὕπωχρον γενόμενον τὴν χροιὰν καῖ δριμὺ βλέποντα, ᾔσθετό τινος τοῦ ὤμου ἁπτομένου“ ἀποβλέπων δέ τὸν Διμπλόδωρον ἐγνώριζεν ἠρέμα γελῶντα.</text:p>
            <text:p text:style-name="Table_20_Contents">ὁ δέ πρὸς οῦς λέγων οὐδενὸς παρακούσοντος Εῦ γε, ἔφη.</text:p>
            <text:p text:style-name="Table_20_Contents">καὶ ΠΕΡΙ ΤΟΥ ΝΙΚΟΛΑΟΥ ΦΛΑΜΗΛΟΥ 183 μὴν εὖ ἐποίησας οὐδέν φροντίζων τοῦ ἐσόπτρου ἐκείνου, ἀσχολούμ- ενος ἀεὶ περί τι.</text:p>
            <text:p text:style-name="Table_20_Contents">εὖ γε.</text:p>
            <text:p text:style-name="Table_20_Contents">ὁ δὲ Σίναπυς δυσχεραίνων ε”πτξζσεκ καὶ ὀλίγον ὕστερον ὁ ’Άρειος ἐκ τοῦ ἀποδυτηρίου μόνος ἀπῄει, τὸν Ὑπερνεφελὸν Δισχιλιοστὸν καταθήσων κατὰ τὴν σαροθήκην.</text:p>
            <text:p text:style-name="Table_20_Contents">καὶ συνῄδει ἑαυτῷ οὐδέποτε εἷς τοσοῦτο τῆς εὐδαιμονίας ἀφικομένῳ.</text:p>
            <text:p text:style-name="Table_20_Contents">ἐπειδὴ γὰρ νῦν δὴ πεποίηκεν ἀξιόλογόν τι, οὐκέτ’ ἐνεῖναι οὐδενὶ λέγειν ὡς μᾶλλον εὐδοκιμεῖ παρὰ τοῖς τοῦνομα αὐτοῦ τιμῶσιν ἢ παρὰ τοῖς τῶν πεποιημένων σκεψαμένοις.</text:p>
            <text:p text:style-name="Table_20_Contents">καὶ ἑσπέρας γιγνομένης ἐδόκουν αὐτῷ περιπατοῦντι ποσὶ διαβρόχοις διὰ τὸν λειμῶνα αἶ πνοαὶ οὐπώποτ’ εὐωδέστεραι γενέσθαι.</text:p>
            <text:p text:style-name="Table_20_Contents">Καὶ ἀνεμίμνῃσκε τέως τὰ ἄρτι γεγενημένα ἃ καί ἥδη καθ’ ἕκαστα μεμνῆσθαι χαλεπὸν μὲν ἦν πρὸς ἡδονὴν δ’ ὅμως.</text:p>
            <text:p text:style-name="Table_20_Contents"><text:soft-page-break/>ἐνενόει γοῦν αὐτίκα μὲν τοὺς Γρυφινδώρους θέοντας ἐπ’ ὤμοις φέρειν αὐτόν πόρρωθεν δέ τὸν Ῥοῶνα καὶ τὴν Ἑρμιόνην ἄνω κάτω ἁλλομένους, τὸν δ’ αὖ Ῥοῶνα ἐποτρύνοντα καίπερ ἐκ ῥινῶν αἱμορραγοῦντα πολύ.</text:p>
            <text:p text:style-name="Table_20_Contents">καὶ ἤδη ἀφικόμενος πρὸς τὴν σαροθήκην ἐπερειδόμενος δέ τῇ θύρᾳ ξυλίνῃ ἀπέβλεπε πρὸς τὸ φρούριον, τῶν θυρίδων ἐμφαινουσῶν τὸ ἐρυθρὸν σέλας τὸ τοῦ ἡλίου δύνοντος.</text:p>
            <text:p text:style-name="Table_20_Contents">τοῦς μὲν γὰρ Γρυφινδώρους προῦχειν.</text:p>
            <text:p text:style-name="Table_20_Contents">αὐτὸς δ’ εὐτυχῆσαι.</text:p>
            <text:p text:style-name="Table_20_Contents">καὶ ταῦτα πάντα τῷ Σινάπει εἰς ε”λεγχον διδόσθω.</text:p>
            <text:p text:style-name="Table_20_Contents">καὶ μνείαν τοῦ Σινάπεως ποιησάμενος ἄνθρωπον κατεῖδε συγ- κεκαλυμμένον κατὰ τὸν ἀναβαθμὸν τὸν ε”μπροσθε τοῦ φρουρίου σπουδῇ καταβαίνοντα.</text:p>
            <text:p text:style-name="Table_20_Contents">καί οὗτος ἐκ τοῦ φανεροῦ οὐ θέλων ὀφθῆναι ὡς τάχιστα ἐβάδιζε πρὸς τὴν ἀπόρρητον ὕλην.</text:p>
            <text:p text:style-name="Table_20_Contents">θεώμενος δὲ ὁ Ἄρειος ἐπιλησμονέστερος ἤδη ἐγίγνετο τῆς νίκης, γνωρίσας τὸ τοῦ περιπολοῦντος βάδισμα ὅν ὅμοιον τῷ τοῦ Σινάπεως.</text:p>
            <text:p text:style-name="Table_20_Contents">τί θέλων εἷς τὴν ὕλην ἕρπει τῶν ἄλλων δειπνούντων,- εἰσβὰς οῦν πάλιν ἐπὶ τὸν Ὑπερνεφελὸν Δισχιλιοστὸν ἀπῆρεν.</text:p>
            <text:p text:style-name="Table_20_Contents">καί σιωπῇ ὑπὲρ τοῦ φρουρίου φερόμενος, ι’δὼν δ’ ἐκεῖνον δρόμῳ εἷς τὴν ὕλην εἰσιόντα, παρηκολούθει.</text:p>
            <text:p text:style-name="Table_20_Contents">πυκνῆς δ’ οὔσης δένδρεσι τῆς ὕλης, οὐκ ἦν ἰδεῖν ὅποι ἐλήλυθεν ἐκεῖνος, κύκλους δέ ποιούμενος κατωτέρω δ’ ἀεὶ αἰωρούμενος ἔψαυεν ἤδη ἄκρων τῶν δένδρων, καί δι’ ὀλίγου φωνὰς ἀκούσας πρὸς δ’ αὐτὰς φερόμενος ἐπὶ φηγὸν ταλαντευόμενος ὑψηλὴν σιωπῇ ἀπέβη.</text:p>
            <text:p text:style-name="Table_20_Contents">ἀνερριξᾶτο δ’ εὐλαβῶς παρὰ κλάδον τοῦ σάρου ἀπρὶξ ἐχόμενος, διὰ τῶν φύλλων προκύπτων.</text:p>
            <text:p text:style-name="Table_20_Contents">καί κάτω ἐν νάπῃ εἱστήκει ὁ Σίναπυς, ἀλλ’ οὐ μόνος καθ’ ἑαυτόν· συνῆν γὰρ ὁ Κίουρος.</text:p>
            <text:p text:style-name="Table_20_Contents">ἀλλὰ τὸ μὲν τοῦ προσώπου βλέμμα οὐκ ἦν 1 84 ΑΡΕιοΣ Πο ΤΗΡ ἀκριβῶς διαγνῶναι· ἐβαττολόγει δέ χαλεπώτερον αὐτὸς ἑαυτοῦ.</text:p>
            <text:p text:style-name="Table_20_Contents">“Αρειος δ’ οὖν ἐσπούδαζεν ἀκοῦσαι τί λέγουσιν.</text:p>
            <text:p text:style-name="Table_20_Contents">- Οὐ μεμάθηκα εἷς τί βεβούλευσαι συγγεγενῆσθαι ἐν τούτῳ τῷ τόπῳ, ὧ Σεούερε - ὁ δέ Σίναπυς πικρῶς ’Έδοξε γάρ μοι, ἔφη, τοῦτό γε κρυπτὸν παρέχειν, ὡς οὐκ ἐξὸν δήπου τοῖς μαθηταῖς εἰδέναι οὐδέν περὶ τῆς τοῦ φιλοσόφου λίθου.</text:p>
            <text:p text:style-name="Table_20_Contents">καὶ ὁ Ἄρειος προκύψας ἥκουσε μασταρύζοντος μὲν τοῦ Κιούρου τι, ὑπολαμβάνοντος δ’ εὐθὺς τοῦ Σινάπεως.</text:p>
            <text:p text:style-name="Table_20_Contents"><text:soft-page-break/>Ἠ που μεμάθηκας τίνι τρόπῳ ἔξεστι παρελθεῖν ἐκεῖνο τὸ τοῦ Ἁγριώδου κνώδαλον; Ἀλλ’ ὦ Σεούερε, ἔγωγε - Οὐ δήπου σὺ ἐχθρὸν ἑκῶν ἐμέ παρέξειν μέλλεις,· εἶπεν ὁ Σίναπυς ἐπ’ αὐτὸν ὀλίγον προχωρήσας.</text:p>
            <text:p text:style-name="Table_20_Contents">Ἀλλ’ οὐ ξυνίημ’ ἔγωγε τί δή - Ἀκριβῶς γε ξυνίης τί λέγω.</text:p>
            <text:p text:style-name="Table_20_Contents">γλαυκὸς δὲ μέγα κικκαβαζούσης ὁ ’Ἀρειος παρ’ ὀλίγον ἢλθεν ἐκπεσεῖν ἀπὸ τοῦ δένδρου.</text:p>
            <text:p text:style-name="Table_20_Contents">μόλις δέ ταλαντευσάμενος ἤκουσε τοῦ Σινάπεως λέγοντος ὅτι »- Τὰ σὰ γοητεύματα, περιμένω.</text:p>
            <text:p text:style-name="Table_20_Contents">Ἀλλ’ ε”γωγε μὲν οὐκ - ἐκεῖνος δ’ ὑπολαβών Καλῶς ἔχει, ἔφη.</text:p>
            <text:p text:style-name="Table_20_Contents">ἀλλ’ αὐτίκα διαλεγώμεθα οὐ διὰ πολλοῦ.</text:p>
            <text:p text:style-name="Table_20_Contents">τάχα δεῖ σε σχολάζειν τι γνωσόμενον ᾧτινι εὔνοιαν ὀφείλεις.</text:p>
            <text:p text:style-name="Table_20_Contents">συγκεκαλυμμένος δὲ πάλιν αὖ ἐβάδιζεν ἐκ τῆς νάπης.</text:p>
            <text:p text:style-name="Table_20_Contents">καὶ ἤδη σκοταῖος ἐθεάσατο ὁ Ἄρειος τὸν Κίουρον ἀκίνητον ἑστῶτα ὥσπερ πεπετρωμένον.</text:p>
            <text:p text:style-name="Table_20_Contents">&gt;κ Ἑρμιόνη τοίνυν ὀρθία φωνοῦσα Πόθεν ἐτεόν, ἔφη, ὦ θἌρειε,· καὶ ὁ Ῥοῶν μακαρίζων αὐτόν Ἐνικήσαμεν ἡμεῖς, ἔφη, ἐνίκησας καὶ σύ.</text:p>
            <text:p text:style-name="Table_20_Contents">ἐνικήσαμεν ἅπαντες.</text:p>
            <text:p text:style-name="Table_20_Contents">καὶ ἐγὼ μὲν τῷ Μαλθάκῳ ὀφθαλμὸν συνέκλῃσα, ὁ δέ Νεφελώδης καθ’ ἑαυτὸν ὑπέμεινε μονομάχος τόν τε Κάρκινον καὶ τὸν Κέρκοπα.</text:p>
            <text:p text:style-name="Table_20_Contents">λιποψυχήσαντα δ’ αὐτὸν ἡ Πομ- φόλυξ φάσκει ἀναπνεύσειν μετ’ οὐ πολύ.</text:p>
            <text:p text:style-name="Table_20_Contents">καῖ μὴν τοῖς Σλυθηρίνοις ἔλεγχον πεποιήμεθα.</text:p>
            <text:p text:style-name="Table_20_Contents">ἀλλὰ πάντες περιμένουσι σε κατὰ τὸ κοινεῖον ἐν κώμῳ ἐσόμενοι.</text:p>
            <text:p text:style-name="Table_20_Contents">ὁ γὰρ Φερέδικος καί ὁ Γεωργὸς ὑφείλοντο πέμματα καὶ τραγήματα ἀπὸ τοῦ ὀπτανίου.</text:p>
            <text:p text:style-name="Table_20_Contents">ὁ μέντοι ’Ἁρειος πνευστιῶν ε”τι Τοῦτό γ’ οἶμαι, ἔφη, οὐδέν εἶναι ἡμῖν τὸ παραχρῆμα.</text:p>
            <text:p text:style-name="Table_20_Contents">ζητητέον μὲν οῦν δωμάτιόν τι κενόν· δεῖ γὰρ ὑμᾶς ἀκοῦσαι τάδε.</text:p>
            <text:p text:style-name="Table_20_Contents">ΠΕΡΙ Τογ ΝΙΚοΛΑογ φΛΑΜΗΛοΥ 185 καί εὐλαβηθεὶς ὅπως μὴ ὁ Ποιφύκτης ε”νδον ὢν τύχῃ, τὴν δέ θύραν συγκλείσας πάντ’ εἶπεν αὐτοῖς ἅττα εἶδε καὶ ἤκουσεν.</text:p>
            <text:p text:style-name="Table_20_Contents">Ὀρθῶς ἄρ’ ἐφρονοῦμεν περὶτῆς λίθου ὡς ἐτητύμως δὴ οὔσης τοῦ φιλοσόφου.</text:p>
            <text:p text:style-name="Table_20_Contents">καί ὁ Σίναπυς ἐπιχειρεῖ βιάζεσθαι τὸν Κίουρον ὑπὲρ ἑαυτοῦ κτήσασθαι.</text:p>
            <text:p text:style-name="Table_20_Contents">ἤρετο μὲν γὰρ εἷ οὗτος ἐπίσταται ὅπως ε”στι λαθεῖν τὸν Οὐλότριχα, ε”λεγε δέ τι περὶ τῶν τοῦ Κιούρου γοη- τευμάτων καλουμένων.</text:p>
            <text:p text:style-name="Table_20_Contents"><text:soft-page-break/>οὐ γὰρ μόνος ὁ Οὐλόθριξ τὴν λίθον φυλάτ- τει, πρὸς δέ, ὡς εἰκάσαι, ἀλλοῖά τινα οἶα καί μαγγανεύματα πολλὰ καί τυχὸν φίλτρον τι φυλακικὸν πρὸς τὰ σκοτεινὰ ὅπερ δεῖ τὸν Σίναπυν ἐξεπᾴδειν.</text:p>
            <text:p text:style-name="Table_20_Contents">Λέγεις τοίνυν ὡς ἡ λίθος ἀσφαλής ἐστιν ὅσον μὲν ἂν χρόνον ὁ Κίουρος ἀμύνηται τὸν Σίναπυν, ἄλλως δέ μή; ε”φη ἡ Ἑρμιόνη διαπτοημένη.</text:p>
            <text:p text:style-name="Table_20_Contents">ὁ δέ Ῥοών Οἶχήσεταί τοι, ἔφη, ἡ λίθος τριῶν ἡμερῶν.</text:p>
          </table:table-cell>
          <table:table-cell table:style-name="Table1.A1" office:value-type="string">
            <text:p text:style-name="Table_20_Contents">Dumbledore had convinced Harry not to go looking for the Mirror of Erised again, and for the rest of the Christmas holidays the invisibility cloak stayed folded at the bottom of his trunk. Harry wished he could forget what he'd seen in the mirror as easily, but he couldn't. He started having nightmares. Over and over again he dreamed about his parents disappearing in a flash of green light, while a high voice cackled with laughter.</text:p>
            <text:p text:style-name="Table_20_Contents">"You see, Dumbledore was right, that mirror could drive you mad," said Ron, when Harry told him about these drearns.</text:p>
            <text:p text:style-name="Table_20_Contents">Hermione, who came back the day before term started, took a different view of things. She was torn between horror at the idea of Harry being out of bed, roaming the school three nights in a row ("If Filch had caught you!"), and disappointment that he hadn't at least found out who Nicolas Flamel was.</text:p>
            <text:p text:style-name="Table_20_Contents">They had almost given up hope of ever finding Flamel in a li- brary book, even though Harry was still sure he'd read the name somewhere.</text:p>
            <text:p text:style-name="Table_20_Contents">Once term had started, they were back to skimming through books for ten minutes during their breaks. Harry had even less time than the other two, because Quidditch practice had started again.</text:p>
            <text:p text:style-name="Table_20_Contents">Wood was working the team harder than ever. Even the endless rain that had replaced the snow couldn't dampen his spirits. The Weasleys complained that Wood was becoming a fanatic, but Harry was on Wood's side. If they won their next match, against Hufflepuff, they would overtake Slytherin in the house championship for the first time in seven years. Quite apart from wanting to win, Harry found that he had fewer nightmares when he was tired out after training.</text:p>
            <text:p text:style-name="Table_20_Contents">Then, during one particularly wet and muddy practice session, Wood gave the team a bit of bad news. He'd just gotten very angry with the Weasleys, who kept dive-bombing each other and pretending to fall off their brooms.</text:p>
            <text:p text:style-name="Table_20_Contents">"Will you stop messing around!" he yelled. "That's exactly the sort of thing that'll lose us the match! Snape's refereeing this time, and he'll be looking for any excuse to knock points off Gryffindor!"</text:p>
            <text:p text:style-name="Table_20_Contents"><text:soft-page-break/>George Weasley really did fall off his broom at these words.</text:p>
            <text:p text:style-name="Table_20_Contents">"Snape's refereeing?" he spluttered through a mouthful of mud. "When's he ever refereed a Quidditch match? He's not going to be fair if we might overtake Slytherin."</text:p>
            <text:p text:style-name="Table_20_Contents">The rest of the team landed next to George to complain, too.</text:p>
            <text:p text:style-name="Table_20_Contents">"It's not my fault," said Wood. "We've just got to make sure we play a clean game, so Snape hasn't got an excuse to pick on us."</text:p>
            <text:p text:style-name="Table_20_Contents">Which was all very well, thought Harry, but he had another reason for not wanting Snape near him while he was playing Quidditch....</text:p>
            <text:p text:style-name="Table_20_Contents">The rest of the team hung back to talk to one another as usual at the end of practice, but Harry headed straight back to the Gryffindor common room, where he found Ron and Hermione playing chess. Chess was the only thing Hermione ever lost at, something Harry and Ron thought was very good for her.</text:p>
            <text:p text:style-name="Table_20_Contents">"Don't talk to me for a moment," said Ron when Harry sat down next to him, "I need to concen --" He caught sight of Harry's face. "What's the matter with you? You look terrible."</text:p>
            <text:p text:style-name="Table_20_Contents">Speaking quietly so that no one else would hear, Harry told the other two about Snape's sudden, sinister desire to be a Quidditch referee.</text:p>
            <text:p text:style-name="Table_20_Contents">"Don't play," said Hermione at once.</text:p>
            <text:p text:style-name="Table_20_Contents">"Say you're ill," said Ron.</text:p>
            <text:p text:style-name="Table_20_Contents">"Pretend to break your leg," Hermione suggested.</text:p>
            <text:p text:style-name="Table_20_Contents">"Really break your leg," said Ron.</text:p>
            <text:p text:style-name="Table_20_Contents">"I can't," said Harry. "There isn't a reserve Seeker. If I back out, Gryffindor can't play at all."</text:p>
            <text:p text:style-name="Table_20_Contents">At that moment Neville toppled into the common room. How he had managed to climb through the portrait hole was anyone's guess, because his legs had been stuck together with what they recognized at once as the Leg-Locker Curse. He must have had to bunny hop all the way up to Gryffindor tower.</text:p>
            <text:p text:style-name="Table_20_Contents">Everyone fell over laughing except Hermione, who leapt up and performed the countercurse. Neville's legs sprang apart and he got to his feet, trembling. "What happened?" Hermione asked him, leading him over to sit with Harry and Ron.</text:p>
            <text:p text:style-name="Table_20_Contents">"Malfoy," said Neville shakily. "I met him outside the library. He said he'd been looking for someone to practice that on."</text:p>
            <text:p text:style-name="Table_20_Contents">"Go to Professor McGonagall!" Hermione urged <text:soft-page-break/>Neville. "Report him!"</text:p>
            <text:p text:style-name="Table_20_Contents">Neville shook his head.</text:p>
            <text:p text:style-name="Table_20_Contents">"I don't want more trouble," he mumbled.</text:p>
            <text:p text:style-name="Table_20_Contents">"You've got to stand up to him, Neville!" said Ron. "He's used to walking all over people, but that's no reason to lie down in front of him and make it easier."</text:p>
            <text:p text:style-name="Table_20_Contents">"There's no need to tell me I'm not brave enough to be in Gryffindor, Malfoy's already done that," Neville choked out.</text:p>
            <text:p text:style-name="Table_20_Contents">Harry felt in the pocket of his robes and pulled out a Chocolate Frog, the very last one from the box Hermione had given him for Christmas. He gave it to Neville, who looked as though he might cry.</text:p>
            <text:p text:style-name="Table_20_Contents">"You're worth twelve of Malfoy," Harry said. "The Sorting Hat chose you for Gryffindor, didn't it? And where's Malfoy? In stinking Slytherin."</text:p>
            <text:p text:style-name="Table_20_Contents">Neville's lips twitched in a weak smile as he unwrapped the frog.</text:p>
            <text:p text:style-name="Table_20_Contents">"Thanks, Harry... I think I'll go to bed.... D'you want the card, you collect them, don't you?"</text:p>
            <text:p text:style-name="Table_20_Contents">As Neville walked away, Harry looked at the Famous Wizard card.</text:p>
            <text:p text:style-name="Table_20_Contents">"Dumbledore again," he said, "He was the first one I ever-"</text:p>
            <text:p text:style-name="Table_20_Contents">He gasped. He stared at the back of the card. Then he looked up at Ron and Hermione.</text:p>
            <text:p text:style-name="Table_20_Contents">"I've found him!" he whispered. "I've found Flamel! I told you I'd read the name somewhere before, I read it on the train coming here -- listen to this: 'Dumbledore is particularly famous for his defeat of the dark wizard Grindelwald in 1945, for the discovery of the twelve uses of dragon's blood, and his work on alchemy with his partner, Nicolas Flamel'!"</text:p>
            <text:p text:style-name="Table_20_Contents">Hermione jumped to her feet. She hadn't looked so excited since they'd gotten back the marks for their very first piece of homework.</text:p>
            <text:p text:style-name="Table_20_Contents">"Stay there!" she said, and she sprinted up the stairs to the girls' dormitories. Harry and Ron barely had time to exchange mystified looks before she was dashing back, an enormous old book in her arms.</text:p>
            <text:p text:style-name="Table_20_Contents">"I never thought to look in here!" she whispered excitedly. "I got this out of the library weeks ago for a bit of light reading."</text:p>
            <text:p text:style-name="Table_20_Contents">"Light?" said Ron, but Hermione told him to be quiet until she'd looked something up, and started flicking frantically through the pages, muttering to herself.</text:p>
            <text:p text:style-name="Table_20_Contents"><text:soft-page-break/>At last she found what she was looking for.</text:p>
            <text:p text:style-name="Table_20_Contents">"I knew it! I knew it!"</text:p>
            <text:p text:style-name="Table_20_Contents">"Are we allowed to speak yet?" said Ron grumpily. Hermione ignored him.</text:p>
            <text:p text:style-name="Table_20_Contents">"Nicolas Flamel," she whispered dramatically, "is the only known maker of the Sorcerer's Stone!"</text:p>
            <text:p text:style-name="Table_20_Contents">This didn't have quite the effect she'd expected.</text:p>
            <text:p text:style-name="Table_20_Contents">"The what?" said Harry and Ron.</text:p>
            <text:p text:style-name="Table_20_Contents">"Oh, honestly, don't you two read? Look -- read that, there."</text:p>
            <text:p text:style-name="Table_20_Contents">She pushed the book toward them, and Harry and Ron read: The ancient study of alchemy is concerned with making the Sorcerer's Stone, a legendary substance with astonishing powers. The stone will transform any metal into pure gold. It also produces the Elixir of Life, which will make the drinker immortal.</text:p>
            <text:p text:style-name="Table_20_Contents">There have been many reports of the Sorcerer's Stone over the centuries, but the only Stone currently in existence belongs to Mr. Nicolas Flamel, the noted alchemist and opera lover. Mr. Flamel, who celebrated his six hundred and sixty-fifth birthday last year, enjoys a quiet life in Devon with his wife, Perenelle (six hundred and fifty-eight).</text:p>
            <text:p text:style-name="Table_20_Contents">"See?" said Hermione, when Harry and Ron had finished. "The dog must be guarding Flamel's Sorcerer's Stone! I bet he asked Dumbledore to keep it safe for him, because they're friends and he knew someone was after it, that's why he wanted the Stone moved out of Gringotts!"</text:p>
            <text:p text:style-name="Table_20_Contents">"A stone that makes gold and stops you from ever dying!" said Harry. "No wonder Snape's after it! Anyone would want it."</text:p>
            <text:p text:style-name="Table_20_Contents">"And no wonder we couldn't find Flamel in that Study of Recent Developments in Wizardry," said Ron. "He's not exactly recent if he's six hundred and sixty-five, is he?"</text:p>
            <text:p text:style-name="Table_20_Contents">The next morning in Defense Against the Dark Arts, while copying down different ways of treating werewolf bites, Harry and Ron were still discussing what they'd do with a Sorcerer's Stone if they had one. It wasn't until Ron said he'd buy his own Quidditch team that Harry remembered about Snape and the coming match.</text:p>
            <text:p text:style-name="Table_20_Contents">"I'm going to play," he told Ron and Hermione. "If I don't, all the Slytherins will think I'm just too scared to face Snape. I'll show them... it'll really wipe the smiles off their faces if we win."</text:p>
            <text:p text:style-name="Table_20_Contents"><text:soft-page-break/>"Just as long as we're not wiping you off the field," said Hermione.</text:p>
            <text:p text:style-name="Table_20_Contents">As the match drew nearer, however, Harry became more and more nervous, whatever he told Ron and Hermione. The rest of the team wasn't too calm, either. The idea of overtaking Slytherin in the house championship was wonderful, no one had done it for seven years, but would they be allowed to, with such a biased referee? Harry didn't know whether he was imagining it or not, but he seemed to keep running into Snape wherever he went. At times, he even wondered whether Snape was following him, trying to catch him on his own. Potions lessons were turning into a sort of weekly torture, Snape was so horrible to Harry. Could Snape possibly know they'd found out about the Sorcerer's Stone? Harry didn't see how he could -- yet he sometimes had the horrible feeling that Snape could read minds.</text:p>
            <text:p text:style-name="Table_20_Contents">Harry knew, when they wished him good luck outside the locker rooms the next afternoon, that Ron and Hermione were wondering whether they'd ever see him alive again. This wasn't what you'd call comforting. Harry hardly heard a word of Wood's pep talk as he pulled on his Quidditch robes and picked up his Nimbus Two Thousand.</text:p>
            <text:p text:style-name="Table_20_Contents">Ron and Hermione, meanwhile, had found a place in the stands next to Neville, who couldn't understand why they looked so grim and worried, or why they had both brought their wands to the match. Little did Harry know that Ron and Hermione had been secretly practicing the Leg-Locker Curse. They'd gotten the idea from Malfoy using it on Neville, and were ready to use it on Snape if he showed any sign of wanting to hurt Harry.</text:p>
            <text:p text:style-name="Table_20_Contents">"Now, don't forget, it's Locomotor Mortis," Hermione muttered as Ron slipped his wand up his sleeve.</text:p>
            <text:p text:style-name="Table_20_Contents">"I know," Ron snapped. "Don't nag."</text:p>
            <text:p text:style-name="Table_20_Contents">Back in the locker room, Wood had taken Harry aside.</text:p>
            <text:p text:style-name="Table_20_Contents">"Don't want to pressure you, Potter, but if we ever need an early capture of the Snitch it's now. Finish the game before Snape can favor Hufflepuff too much."</text:p>
            <text:p text:style-name="Table_20_Contents">"The whole school's out there!" said Fred Weasley, peering out of the door. "Even -- blimey -- Dumbledore's come to watch!"</text:p>
            <text:p text:style-name="Table_20_Contents"><text:soft-page-break/>Harry's heart did a somersault.</text:p>
            <text:p text:style-name="Table_20_Contents">"Dumbledore?" he said, dashing to the door to make sure. Fred was right.</text:p>
            <text:p text:style-name="Table_20_Contents">There was no mistaking that silver beard.</text:p>
            <text:p text:style-name="Table_20_Contents">Harry could have laughed out loud with relief He was safe. There was simply no way that Snape would dare to try to hurt him if Dumbledore was watching.</text:p>
            <text:p text:style-name="Table_20_Contents">Perhaps that was why Snape was looking so angry as the teams marched onto the field, something that Ron noticed, too.</text:p>
            <text:p text:style-name="Table_20_Contents">"I've never seen Snape look so mean," he told Hermione. "Look -they're off Ouch!"</text:p>
            <text:p text:style-name="Table_20_Contents">Someone had poked Ron in the back of the head. It was Malfoy.</text:p>
            <text:p text:style-name="Table_20_Contents">"Oh, sorry, Weasley, didn't see you there."</text:p>
            <text:p text:style-name="Table_20_Contents">Malfoy grinned broadly at Crabbe and Goyle.</text:p>
            <text:p text:style-name="Table_20_Contents">"Wonder how long Potter's going to stay on his broom this time? Anyone want a bet? What about you, Weasley?"</text:p>
            <text:p text:style-name="Table_20_Contents">Ron didn't answer; Snape had just awarded Hufflepuff a penalty because George Weasley had hit a Bludger at him. Hermione, who had all her fingers crossed in her lap, was squinting fixedly at Harry, who was circling the game like a hawk, looking for the Snitch.</text:p>
            <text:p text:style-name="Table_20_Contents">"You know how I think they choose people for the Gryffindor team?" said Malfoy loudly a few minutes later, as Snape awarded Hufflepuff another penalty for no reason at all. "It's people they feel sorry for. See, there's Potter, who's got no parents, then there's the Weasleys, who've got no money -- you should be on the team, Longbottom, you've got no brains."</text:p>
            <text:p text:style-name="Table_20_Contents">Neville went bright red but turned in his seat to face Malfoy.</text:p>
            <text:p text:style-name="Table_20_Contents">"I'm worth twelve of you, Malfoy," he stammered.</text:p>
            <text:p text:style-name="Table_20_Contents">Malfoy, Crabbe, and Goyle howled with laughter, but Ron, still not daring to take his eyes from the game, said, "You tell him, Neville."</text:p>
            <text:p text:style-name="Table_20_Contents">"Longbottom, if brains were gold you'd be poorer than Weasley, and that's saying something."</text:p>
            <text:p text:style-name="Table_20_Contents">Ron's nerves were already stretched to the breaking point with anxiety about Harry.</text:p>
            <text:p text:style-name="Table_20_Contents">"I'm warning you, Malfoy -- one more word "Ron!" said Hermione suddenly, "Harry --"</text:p>
            <text:p text:style-name="Table_20_Contents">"What? Where?"</text:p>
            <text:p text:style-name="Table_20_Contents">Harry had suddenly gone into a spectacular dive, which drew gasps and cheers from the crowd. <text:soft-page-break/>Hermione stood up, her crossed fingers in her mouth, as Harry streaked toward the ground like a bullet.</text:p>
            <text:p text:style-name="Table_20_Contents">"You're in luck, Weasley, Potter's obviously spotted some money on the ground!" said Malfoy.</text:p>
            <text:p text:style-name="Table_20_Contents">Ron snapped. Before Malfoy knew what was happening, Ron was on top of him, wrestling him to the ground. Neville hesitated, then clambered over the back of his seat to help.</text:p>
            <text:p text:style-name="Table_20_Contents">"Come on, Harry!" Hermione screamed, leaping onto her seat to watch as Harry sped straight at Snape -- she didn't even notice Malfoy and Ron rolling around under her seat, or the scuffles and yelps coming from the whirl of fists that was Neville, Crabbe, and Goyle.</text:p>
            <text:p text:style-name="Table_20_Contents">Up in the air, Snape turned on his broomstick just in time to see something scarlet shoot past him, missing him by inches -- the next second, Harry had pulled out of the dive, his arm raised in triumph, the Snitch clasped in his hand.</text:p>
            <text:p text:style-name="Table_20_Contents">The stands erupted; it had to be a record, no one could ever remember the Snitch being caught so quickly.</text:p>
            <text:p text:style-name="Table_20_Contents">"Ron! Ron! Where are you? The game's over! Harry's won! We've won! Gryffindor is in the lead!" shrieked Hermione, dancing up and down on her seat and hugging Parvati Patil in the row in front.</text:p>
            <text:p text:style-name="Table_20_Contents">Harry jumped off his broom, a foot from the ground. He couldn't believe it. He'd done it -- the game was over; it had barely lasted five minutes. As Gryffindors came spilling onto the field, he saw Snape land nearby, white-faced and tight-lipped -- then Harry felt a hand on his shoulder and looked up into Dumbledore's smiling face.</text:p>
            <text:p text:style-name="Table_20_Contents">"Well done," said Dumbledore quietly, so that only Harry could hear.</text:p>
            <text:p text:style-name="Table_20_Contents">"Nice to see you haven't been brooding about that mirror... been keeping busy... excellent..."</text:p>
            <text:p text:style-name="Table_20_Contents">Snape spat bitterly on the ground.</text:p>
            <text:p text:style-name="Table_20_Contents">Harry left the locker room alone some time later, to take his Nimbus Two Thousand back to the broomshed. He couldn't ever remember feeling happier. He'd really done something to be proud of now -- no one could say he was just a famous name any more. The evening air had never smelled so sweet. He walked over the damp grass, reliving the last hour in his head, which was a happy blur: Gryffindors running to lift him onto their <text:soft-page-break/>shoulders; Ron and Hermione in the distance, jumping up and down, Ron cheering through a heavy nosebleed.</text:p>
            <text:p text:style-name="Table_20_Contents">Harry had reached the shed. He leaned against the wooden door and looked up at Hogwarts, with its windows glowing red in the setting sun.</text:p>
            <text:p text:style-name="Table_20_Contents">Gryffindor in the lead. He'd done it, he'd shown Snape....</text:p>
            <text:p text:style-name="Table_20_Contents">And speaking of Snape...</text:p>
            <text:p text:style-name="Table_20_Contents">A hooded figure came swiftly down the front steps of the castle. Clearly not wanting to be seen, it walked as fast as possible toward the forbidden forest. Harry's victory faded from his mind as he watched. He recognized the figure's prowling walk. Snape, sneaking into the forest while everyone else was at dinner -- what was going on? Harry jumped back on his Nimbus Two Thousand and took off. Gliding silently over the castle he saw Snape enter the forest at a run. He followed.</text:p>
            <text:p text:style-name="Table_20_Contents">The trees were so thick he couldn't see where Snape had gone. He flew in circles, lower and lower, brushing the top branches of trees until he heard voices. He glided toward them and landed noiselessly in a towering beech tree.</text:p>
            <text:p text:style-name="Table_20_Contents">He climbed carefully along one of the branches, holding tight to his broomstick, trying to see through the leaves. Below, in a shadowy clearing, stood Snape, but he wasn't alone. Quirrell was there, too.</text:p>
            <text:p text:style-name="Table_20_Contents">Harry couldn't make out the look on his face, but he was stuttering worse than ever. Harry strained to catch what they were saying.</text:p>
            <text:p text:style-name="Table_20_Contents">"... d-don't know why you wanted t-t-to meet here of all p-places, Severus..."</text:p>
            <text:p text:style-name="Table_20_Contents">"Oh, I thought we'd keep this private," said Snape, his voice icy.</text:p>
            <text:p text:style-name="Table_20_Contents">"Students aren't supposed to know about the Sorcerer's Stone, after all."</text:p>
            <text:p text:style-name="Table_20_Contents">Harry leaned forward. Quirrell was mumbling something. Snape interrupted him.</text:p>
            <text:p text:style-name="Table_20_Contents">"Have you found out how to get past that beast of Hagrid's yet?"</text:p>
            <text:p text:style-name="Table_20_Contents">"B-b-but Severus, I --"</text:p>
            <text:p text:style-name="Table_20_Contents">"You don't want me as your enemy, Quirrell," said Snape, taking a step toward him.</text:p>
            <text:p text:style-name="Table_20_Contents">"I-I don't know what you "You know perfectly well what I mean."</text:p>
            <text:p text:style-name="Table_20_Contents">An owl hooted loudly, and Harry nearly fell out of the tree. He steadied himself in time to hear Snape <text:soft-page-break/>say, "-- your little bit of hocus-pocus.</text:p>
            <text:p text:style-name="Table_20_Contents">I'm waiting."</text:p>
            <text:p text:style-name="Table_20_Contents">"B-but I d-d-don't --"</text:p>
            <text:p text:style-name="Table_20_Contents">"Very well," Snape cut in. "We'll have another little chat soon, when you've had time to think things over and decided where your loyalties lie."</text:p>
            <text:p text:style-name="Table_20_Contents">He threw his cloak over his head and strode out of the clearing. It was almost dark now, but Harry could see Quirrell, standing quite still as though he was petrified.</text:p>
            <text:p text:style-name="Table_20_Contents">"Harry, where have you been?" Hermione squeaked.</text:p>
            <text:p text:style-name="Table_20_Contents">"We won! You won! We won!" shouted Ron, thumping Harry on the back. "And I gave Malfoy a black eye, and Neville tried to take on Crabbe and Goyle single-handed! He's still out cold but Madam Pomftey says he'll be all right - talk about showing Slytherin! Everyone's waiting for you in the common room, we're having a party, Fred and George stole some cakes and stuff from the kitchens."</text:p>
            <text:p text:style-name="Table_20_Contents">"Never mind that now," said Harry breathlessly. "Let's find an empty room, you wait 'til you hear this...."</text:p>
            <text:p text:style-name="Table_20_Contents">He made sure Peeves wasn't inside before shutting the door behind them, then he told them what he'd seen and heard.</text:p>
            <text:p text:style-name="Table_20_Contents">"So we were right, it is the Sorcerer's Stone, and Snape's trying to force Quirrell to help him get it. He asked if he knew how to get past Fluffy - and he said something about Quirrell's 'hocus pocuss-- I reckon there are other things guarding the stone apart from Fluffy, loads of enchantments, probably, and Quirrell would have done some anti-Dark Arts spell that Snape needs to break through --"</text:p>
            <text:p text:style-name="Table_20_Contents">"So you mean the Stone's only safe as long as Quirrell stands up to Snape?" said Hermione in alarm.</text:p>
            <text:p text:style-name="Table_20_Contents">"It'll be gone by next Tuesday," said Ron.</text:p>
          </table:table-cell>
        </table:table-row>
      </table:table>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Mangal1" svg:font-family="Mangal"/>
    <style:font-face style:name="AncientGreek" svg:font-family="AncientGreek"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grc" fo:country="GR"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grc" fo:country="GR"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fo:orphans="0" fo:widows="0" text:number-lines="false" text:line-number="0"/>
    </style:style>
    <style:style style:name="AncientGreek_3a__20_Normal_20_text" style:display-name="AncientGreek: Normal text" style:family="text"/>
    <style:style style:name="AncientGreek_3a__20_Ἀρχαία_20_ἑλληνικά" style:display-name="AncientGreek: Ἀρχαία ἑλληνικά" style:family="text">
      <style:text-properties style:font-name="AncientGreek" fo:font-family="AncientGreek" style:font-family-generic="roman" style:font-pitch="variable" fo:language="grc" fo:country="G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9-24T10:57:14.028000000</meta:creation-date>
    <dc:title>Ancient Greek</dc:title>
    <meta:editing-duration>PT7M54S</meta:editing-duration>
    <meta:editing-cycles>2</meta:editing-cycles>
    <meta:generator>LibreOffice/7.1.5.2$Windows_X86_64 LibreOffice_project/85f04e9f809797b8199d13c421bd8a2b025d52b5</meta:generator>
    <dc:date>2023-09-24T11:05:07.386000000</dc:date>
    <meta:document-statistic meta:table-count="1" meta:image-count="0" meta:object-count="0" meta:page-count="12" meta:paragraph-count="323" meta:word-count="6581" meta:character-count="38796" meta:non-whitespace-character-count="32543"/>
    <meta:template xlink:type="simple" xlink:actuate="onRequest" xlink:title="Ancient Greek" xlink:href="../../../../../AppData/Roaming/LibreOffice/4/user/template/Ancient%20Greek.ott" meta:date="2023-09-24T10:57:13.388000000"/>
  </office:meta>
</office:document-meta>
</file>